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B40E92C23D066388302.png" manifest:media-type="image/png"/>
  <manifest:file-entry manifest:full-path="Pictures/100002010000049D0000034D2F1DC7CC2F4725CA.png" manifest:media-type="image/png"/>
  <manifest:file-entry manifest:full-path="Pictures/10000201000004990000034AD774FBACC3FBF94F.png" manifest:media-type="image/png"/>
  <manifest:file-entry manifest:full-path="Pictures/100002010000048D00000341715B3DAE3508E20F.png" manifest:media-type="image/png"/>
  <manifest:file-entry manifest:full-path="Pictures/10000201000004A100000350D0A0F4E8A06F4F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4" style:family="graphic" style:parent-style-name="objectwithoutfill">
      <style:graphic-properties svg:stroke-width="0.025cm" svg:stroke-color="#000000" draw:marker-start-width="0.229cm" draw:marker-end="Arrow" draw:marker-end-width="0.152cm" draw:fill="solid" draw:textarea-vertical-align="middle" fo:padding-top="0.137cm" fo:padding-bottom="0.137cm" fo:padding-left="0.262cm" fo:padding-right="0.262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45cm" svg:height="3.099cm" svg:x="1.076cm" svg:y="2.905cm">
          <draw:image xlink:href="Pictures/10000201000004A100000350D0A0F4E8A06F4FCE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4.302cm" svg:y="7.604cm">
          <draw:image xlink:href="Pictures/100002010000048D00000341715B3DAE3508E20F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15cm" svg:x="11.668cm" svg:y="7.604cm">
          <draw:image xlink:href="Pictures/10000201000004990000034AD774FBACC3FBF94F.png" xlink:type="simple" xlink:show="embed" xlink:actuate="onLoad" loext:mime-type="image/png">
            <text:p/>
          </draw:image>
        </draw:frame>
        <draw:frame draw:style-name="gr1" draw:text-style-name="P1" draw:layer="layout" svg:width="4.445cm" svg:height="3.099cm" svg:x="15.453cm" svg:y="2.905cm">
          <draw:image xlink:href="Pictures/100002010000049D0000034D2F1DC7CC2F4725CA.png" xlink:type="simple" xlink:show="embed" xlink:actuate="onLoad" loext:mime-type="image/png">
            <text:p/>
          </draw:image>
        </draw:frame>
        <draw:frame draw:style-name="gr2" draw:text-style-name="P2" draw:layer="layout" svg:width="2.286cm" svg:height="0.635cm" svg:x="2.397cm" svg:y="1.889cm">
          <draw:text-box>
            <text:p><text:span text:style-name="T1">First image</text:span></text:p>
          </draw:text-box>
        </draw:frame>
        <draw:frame draw:style-name="gr2" draw:text-style-name="P2" draw:layer="layout" svg:width="2.286cm" svg:height="0.635cm" svg:x="16.197cm" svg:y="1.89cm">
          <draw:text-box>
            <text:p><text:span text:style-name="T1">Last image</text:span></text:p>
          </draw:text-box>
        </draw:frame>
        <draw:frame draw:style-name="gr3" draw:text-style-name="P2" draw:layer="layout" svg:width="0.714cm" svg:height="0.607cm" svg:x="8.366cm" svg:y="7.632cm">
          <draw:text-box>
            <text:p><text:span text:style-name="T1">I</text:span></text:p>
          </draw:text-box>
        </draw:frame>
        <draw:frame draw:style-name="gr3" draw:text-style-name="P2" draw:layer="layout" svg:width="0.714cm" svg:height="0.607cm" svg:x="15.566cm" svg:y="7.633cm">
          <draw:text-box>
            <text:p><text:span text:style-name="T1">II</text:span></text:p>
          </draw:text-box>
        </draw:frame>
        <draw:line draw:style-name="gr4" draw:text-style-name="P3" draw:layer="layout" svg:x1="10.382cm" svg:y1="9.055cm" svg:x2="10.382cm" svg:y2="9.055cm">
          <text:p/>
        </draw:line>
        <draw:line draw:style-name="gr4" draw:text-style-name="P3" draw:layer="layout" svg:x1="9.782cm" svg:y1="11.855cm" svg:x2="9.782cm" svg:y2="11.855cm">
          <text:p/>
        </draw:line>
        <draw:line draw:style-name="gr4" draw:text-style-name="P3" draw:layer="layout" svg:x1="9.636cm" svg:y1="11.541cm" svg:x2="9.636cm" svg:y2="11.541cm">
          <text:p/>
        </draw:line>
        <draw:line draw:style-name="gr4" draw:text-style-name="P3" draw:layer="layout" svg:x1="9.763cm" svg:y1="9.144cm" svg:x2="10.844cm" svg:y2="9.155cm">
          <text:p/>
        </draw:line>
        <draw:line draw:style-name="gr4" draw:text-style-name="P3" draw:layer="layout" svg:x1="4.515cm" svg:y1="6.471cm" svg:x2="5.279cm" svg:y2="7.235cm">
          <text:p/>
        </draw:line>
        <draw:line draw:style-name="gr4" draw:text-style-name="P3" draw:layer="layout" svg:x1="16.615cm" svg:y1="7.135cm" svg:x2="17.379cm" svg:y2="6.371cm">
          <text:p/>
        </draw:line>
        <draw:frame draw:style-name="gr5" draw:text-style-name="P4" draw:layer="layout" svg:width="8.382cm" svg:height="6.248cm" svg:x="6.334cm" svg:y="1cm">
          <draw:image xlink:href="Pictures/1000020100000F0000000B40E92C23D066388302.png" xlink:type="simple" xlink:show="embed" xlink:actuate="onLoad" loext:mime-type="image/png">
            <text:p/>
          </draw:image>
        </draw:frame>
        <draw:frame draw:style-name="gr3" draw:text-style-name="P2" draw:layer="layout" svg:width="0.714cm" svg:height="0.607cm" svg:x="9.966cm" svg:y="1.633cm">
          <draw:text-box>
            <text:p><text:span text:style-name="T1">I</text:span></text:p>
          </draw:text-box>
        </draw:frame>
        <draw:frame draw:style-name="gr3" draw:text-style-name="P2" draw:layer="layout" svg:width="0.714cm" svg:height="0.607cm" svg:x="11.866cm" svg:y="3.034cm">
          <draw:text-box>
            <text:p><text:span text:style-name="T1">I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8:50:10.833193209</meta:creation-date>
    <meta:generator>LibreOffice/6.4.7.2$Linux_X86_64 LibreOffice_project/40$Build-2</meta:generator>
    <dc:date>2022-08-10T22:04:28.236357281</dc:date>
    <meta:editing-duration>PT10M48S</meta:editing-duration>
    <meta:editing-cycles>4</meta:editing-cycles>
    <meta:document-statistic meta:object-count="17"/>
  </office:meta>
</office:document-meta>
</file>